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7/2025</text:p>
            <text:p text:style-name="Normální">KVOP-7042/2025</text:p>
            <text:p text:style-name="Normální">17. 02. 2025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M. K.</text:p>
            <text:p text:style-name="Normální"/>
            <text:p text:style-name="Normální"/>
            <text:p text:style-name="Normální"/>
            <text:p text:style-name="P17"/>
            <text:p text:style-name="Normální"/>
            <text:p text:style-name="Normální"/>
          </table:table-cell>
        </table:table-row>
      </table:table>
      <text:h text:style-name="Nadpis1" text:outline-level="1">Sdělení o vyřízení žádosti o<text:s/>informace</text:h>
      <text:h text:style-name="Nadpis1" text:outline-level="1">podle zákona č. 106/1999 Sb., o svobodném přístupu k informacím</text:h>
      <text:p text:style-name="Základnítext">Vážený pane K.,</text:p>
      <text:p text:style-name="Základnítext">dne 10. února obdržela Kancelář veřejného ochránce práv/veřejný ochránce práv Vaši žádost o informace. Žádáte o informace o řešených a úspěšně řešených případech.<text:s/></text:p>
      <text:p text:style-name="Základnítext"><text:span text:style-name="Silné">Dáváme Vám tyto informace</text:span>:</text:p>
      <text:p text:style-name="Základnítext">Počet řešených případů přibližně odpovídá počtu přijatých podnětů a počtu šetření z vlastní iniciativy. Kancelář veřejného ochránce práv za cca 25 let působení ombudsmana v České republice přijala více než 179 721 podnětů. Ochránce zahájil 877 šetření z vlastní iniciativy. <text:s/></text:p>
      <text:p text:style-name="Základnítext">Konkrétní počet (číslo) úspěšně řešených kauz Vám sdělit neumíme. Nevedeme statistiky o zrušených nezákonných rozhodnutích, jichž jsme dosáhli, odstraněné nečinnosti, vyřízených stížností a přijatých opatření k nápravě, ani o celkovém počtu vyplacených dávek, příspěvků, důchodů a jiných příjmů, kterých jsme za těch 25 let pro naše stěžovatele a stěžovatelky vymohli.</text:p>
      <text:p text:style-name="Základnítext">Úspěch navíc každý hodnotíme různě. Úspěchem může být, když úřad přesvědčíme o chybě a úřad svůj postup napraví. Úspěch může přinést ale i prostá dobře poskytnutá rada.<text:s/></text:p>
      <text:p text:style-name="Základnítext">Vedle vyřizování individuálních podnětů také prosazujeme řadu systémových témat a změn, které mohou mít pozitivní dopad na širokou skupinu lidí. Měřit úspěch u těchto aktivit<text:s/>můžeme stěží. To platí i pro změny zákonů, které ochránce prosazuje.<text:s/></text:p>
      <text:p text:style-name="Základnítext">S pozdravem</text:p>
      <text:p text:style-name="P18">JUDr. Pavel Pořízek, Ph.D. <text:s/>v. r.</text:p>
      <text:p text:style-name="podpis">vedoucí Kanceláře veřejného ochránce práv</text:p>
      <text:p text:style-name="podpis">(podepsáno elektronicky)</text:p>
      <text:p text:style-name="Normální"/>
      <text:p text:style-name="Normální"/>
      <text:p text:style-name="Příloha"/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F86WU*</text:span></text:p>
        <text:p text:style-name="P12"><text:span text:style-name="T13">KVOPX00F86WU</text:span>KVOPX00F86WU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5-03-27T09:11:00Z</meta:creation-date>
    <dc:date>2025-03-27T09:40:00Z</dc:date>
    <meta:print-date>2016-06-27T07:08:00Z</meta:print-date>
    <meta:template xlink:href="KVOP_dopis%20vedoucího" xlink:type="simple"/>
    <meta:editing-cycles>3</meta:editing-cycles>
    <meta:editing-duration>PT900S</meta:editing-duration>
    <meta:user-defined meta:name="ContentTypeId">0x010100D3A71DC738674B4893D02C4CA0E22FAC</meta:user-defined>
    <meta:document-statistic meta:page-count="1" meta:paragraph-count="3" meta:word-count="232" meta:character-count="1598" meta:row-count="11" meta:non-whitespace-character-count="1369"/>
  </office:meta>
</office:document-meta>
</file>